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svg:stroke-color="#158466" draw:fill-color="#158466" draw:textarea-horizontal-align="justify" draw:textarea-vertical-align="middle" draw:auto-grow-height="false" fo:min-height="15.625cm" fo:min-width="5.53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85cm" fo:min-width="3.628cm"/>
    </style:style>
    <style:style style:name="gr4" style:family="graphic" style:parent-style-name="standard">
      <style:graphic-properties svg:stroke-color="#158466" draw:fill-color="#158466" draw:textarea-horizontal-align="justify" draw:textarea-vertical-align="middle" draw:auto-grow-height="false" fo:min-height="15.625cm" fo:min-width="4.897cm"/>
    </style:style>
    <style:style style:name="gr5" style:family="graphic" style:parent-style-name="standard">
      <style:graphic-properties svg:stroke-color="#158466" draw:fill-color="#ffb66c" draw:textarea-horizontal-align="justify" draw:textarea-vertical-align="middle" draw:auto-grow-height="false" fo:min-height="15.625cm" fo:min-width="4.89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85cm" fo:min-width="3.627cm"/>
      <style:paragraph-properties style:writing-mode="lr-tb"/>
    </style:style>
    <style:style style:name="gr7" style:family="graphic" style:parent-style-name="standard">
      <style:graphic-properties svg:stroke-color="#158466" draw:fill-color="#ffa6a6" draw:textarea-horizontal-align="justify" draw:textarea-vertical-align="middle" draw:auto-grow-height="false" fo:min-height="15.625cm" fo:min-width="5.53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85cm" fo:min-width="3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svg:stroke-color="#158466" draw:fill-color="#81aca6" draw:textarea-horizontal-align="justify" draw:textarea-vertical-align="middle" draw:auto-grow-height="false" fo:min-height="15.625cm" fo:min-width="5.532cm"/>
    </style:style>
    <style:style style:name="gr11" style:family="graphic" style:parent-style-name="standard">
      <style:graphic-properties svg:stroke-color="#158466" draw:fill-color="#8e86ae" draw:textarea-horizontal-align="justify" draw:textarea-vertical-align="middle" draw:auto-grow-height="false" fo:min-height="15.625cm" fo:min-width="5.532cm"/>
    </style:style>
    <style:style style:name="gr12" style:family="graphic" style:parent-style-name="standard">
      <style:graphic-properties draw:stroke="none" svg:stroke-color="#000000" draw:fill="none" draw:fill-color="#ffffff" fo:min-height="9.0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8.323cm"/>
      <style:paragraph-properties style:writing-mode="lr-tb"/>
    </style:style>
    <style:style style:name="gr14" style:family="graphic" style:parent-style-name="standard">
      <style:graphic-properties svg:stroke-color="#158466" draw:fill-color="#81aca6" draw:textarea-horizontal-align="justify" draw:textarea-vertical-align="middle" draw:auto-grow-height="false" fo:min-height="15.625cm" fo:min-width="9.657cm"/>
    </style:style>
    <style:style style:name="gr15" style:family="graphic" style:parent-style-name="standard">
      <style:graphic-properties draw:stroke="none" svg:stroke-color="#000000" draw:fill="none" draw:fill-color="#ffffff" fo:min-height="10.429cm"/>
      <style:paragraph-properties style:writing-mode="lr-tb"/>
    </style:style>
    <style:style style:name="gr16" style:family="graphic" style:parent-style-name="standard" style:list-style-name="L1">
      <style:graphic-properties svg:stroke-color="#158466" draw:fill-color="#b4c7dc" draw:textarea-horizontal-align="justify" draw:textarea-vertical-align="middle" draw:auto-grow-height="false" fo:min-height="15.625cm" fo:min-width="4.89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15846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-color="#ffa6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-color="#81aca6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fo:font-size="1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ffffff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77cm" svg:height="1.673cm" svg:x="1cm" svg:y="1.317cm">
          <draw:text-box>
            <text:p>Current Docker Container Setup </text:p>
          </draw:text-box>
        </draw:frame>
        <draw:custom-shape draw:style-name="gr2" draw:text-style-name="P2" draw:layer="layout" svg:width="6.032cm" svg:height="15.875cm" svg:x="1.318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8cm" svg:height="0.635cm" svg:x="2.269cm" svg:y="4.4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97cm" svg:height="15.875cm" svg:x="7.985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8cm" svg:height="0.635cm" svg:x="8.62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98cm" svg:height="15.875cm" svg:x="14.335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127cm" svg:height="0.635cm" svg:x="14.97cm" svg:y="4.492cm">
          <text:p text:style-name="P5">DNSServe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032cm" svg:height="15.875cm" svg:x="20.368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28cm" svg:height="0.635cm" svg:x="21.319cm" svg:y="4.492cm">
          <text:p text:style-name="P5">Wall-Laptop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127cm" svg:height="1.187cm" svg:x="2.27cm" svg:y="4.492cm">
          <draw:text-box>
            <text:p/>
          </draw:text-box>
        </draw:frame>
        <draw:custom-shape draw:style-name="gr10" draw:text-style-name="P9" draw:layer="layout" svg:width="6.032cm" svg:height="15.875cm" svg:x="1.319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28cm" svg:height="0.635cm" svg:x="2.27cm" svg:y="4.492cm">
          <text:p text:style-name="P5">Mainframe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032cm" svg:height="15.875cm" svg:x="7.986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28cm" svg:height="0.635cm" svg:x="8.937cm" svg:y="4.492cm">
          <text:p text:style-name="P5">NUC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35cm" svg:height="9.257cm" svg:x="1.317cm" svg:y="5.445cm">
          <draw:text-box>
            <text:p><text:span text:style-name="T1">Minecraft server </text:span></text:p>
            <text:p><text:span text:style-name="T1">Django</text:span></text:p>
            <text:p><text:span text:style-name="T1">django_me</text:span></text:p>
            <text:p><text:span text:style-name="T1">Mainframe-node-exporter</text:span></text:p>
            <text:p><text:span text:style-name="T1">Prometheus</text:span></text:p>
            <text:p><text:span text:style-name="T1">Grafana</text:span></text:p>
            <text:p><text:span text:style-name="T1">Loki</text:span></text:p>
            <text:p><text:span text:style-name="T1">Promtail</text:span></text:p>
            <text:p><text:span text:style-name="T1">Blog</text:span></text:p>
            <text:p><text:span text:style-name="T1">Openvas</text:span></text:p>
            <text:p><text:span text:style-name="T1">Wiki</text:span></text:p>
            <text:p><text:span text:style-name="T1">Huginn</text:span></text:p>
            <text:p><text:span text:style-name="T1">Searx</text:span></text:p>
            <text:p><text:span text:style-name="T1">Calibre-web</text:span></text:p>
            <text:p><text:span text:style-name="T1">Invidious</text:span></text:p>
            <text:p><text:span text:style-name="T1">Portainer</text:span></text:p>
            <text:p><text:span text:style-name="T1">Nitter</text:span></text:p>
            <text:p><text:span text:style-name="T1">Libreddit</text:span></text:p>
            <text:p><text:span text:style-name="T1">deebwebdiver</text:span></text:p>
          </draw:text-box>
        </draw:frame>
        <draw:frame draw:style-name="gr13" draw:text-style-name="P11" draw:layer="layout" svg:width="4.445cm" svg:height="8.573cm" svg:x="14.652cm" svg:y="5.445cm">
          <draw:text-box>
            <text:p><text:span text:style-name="T1">Pihole</text:span></text:p>
            <text:p><text:span text:style-name="T1">Unbound</text:span></text:p>
            <text:p><text:span text:style-name="T1"/></text:p>
          </draw:text-box>
        </draw:frame>
        <draw:frame draw:style-name="gr13" draw:text-style-name="P11" draw:layer="layout" svg:width="4.445cm" svg:height="8.573cm" svg:x="21.002cm" svg:y="5.445cm">
          <draw:text-box>
            <text:p><text:span text:style-name="T1">Promtail</text:span></text:p>
            <text:p><text:span text:style-name="T1">Flame</text:span></text:p>
            <text:p><text:span text:style-name="T1">Nprmproxy</text:span></text:p>
            <text:p><text:span text:style-name="T1">Lloki</text:span></text:p>
            <text:p><text:span text:style-name="T1">authelia</text:span></text:p>
            <text:p><text:span text:style-name="T1"/></text:p>
          </draw:text-box>
        </draw:frame>
        <draw:frame draw:style-name="gr12" draw:text-style-name="P11" draw:layer="layout" svg:width="6.35cm" svg:height="9.257cm" svg:x="8.302cm" svg:y="5.395cm">
          <draw:text-box>
            <text:p><text:span text:style-name="T1">guacd</text:span></text:p>
            <text:p><text:span text:style-name="T1">Pyload</text:span></text:p>
            <text:p><text:span text:style-name="T1">Plex</text:span></text:p>
            <text:p><text:span text:style-name="T1">postgres_adminer</text:span></text:p>
            <text:p><text:span text:style-name="T1">Postgres</text:span></text:p>
            <text:p><text:span text:style-name="T1">Nextcloud</text:span></text:p>
            <text:p><text:span text:style-name="T1">Hostedhoard</text:span></text:p>
            <text:p><text:span text:style-name="T1">nuc_portainer</text:span></text:p>
            <text:p><text:span text:style-name="T1">Guacamole</text:span></text:p>
            <text:p><text:span text:style-name="T1">Sonarr</text:span></text:p>
            <text:p><text:span text:style-name="T1">Transmission</text:span></text:p>
            <text:p><text:span text:style-name="T1">Wireguard</text:span></text:p>
            <text:p><text:span text:style-name="T1">Ombi</text:span></text:p>
            <text:p><text:span text:style-name="T1">Couchpotato</text:span></text:p>
            <text:p><text:span text:style-name="T1">OracleDB</text:span></text:p>
            <text:p><text:span text:style-name="T1">Gittea</text:span></text:p>
            <text:p><text:span text:style-name="T1">Mysql</text:span></text:p>
            <text:p><text:span text:style-name="T1"/></text:p>
            <text:p><text:span text:style-name="T1"/></text:p>
          </draw:text-box>
        </draw:frame>
      </draw:page>
      <draw:page draw:name="page2" draw:style-name="dp1" draw:master-page-name="Default">
        <draw:frame draw:style-name="gr1" draw:text-style-name="P1" draw:layer="layout" svg:width="10.477cm" svg:height="1.673cm" svg:x="1cm" svg:y="1.232cm">
          <draw:text-box>
            <text:p>Planned Docker Container Setup </text:p>
          </draw:text-box>
        </draw:frame>
        <draw:custom-shape draw:style-name="gr7" draw:text-style-name="P7" draw:layer="layout" svg:width="6.032cm" svg:height="15.875cm" svg:x="20.369cm" svg:y="4.1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28cm" svg:height="0.635cm" svg:x="21.32cm" svg:y="4.493cm">
          <text:p text:style-name="P5">Wall-Laptop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4.445cm" svg:height="8.573cm" svg:x="21.003cm" svg:y="5.446cm">
          <draw:text-box>
            <text:p text:style-name="P12"><text:span text:style-name="T1">Pihole</text:span></text:p>
            <text:p text:style-name="P12"><text:span text:style-name="T1">Unbound</text:span></text:p>
            <text:p text:style-name="P12"><text:span text:style-name="T1">Nprmproxy</text:span></text:p>
            <text:p><text:span text:style-name="T1">Promtail</text:span></text:p>
            <text:p><text:span text:style-name="T1">Lloki</text:span></text:p>
            <text:p><text:span text:style-name="T1">Authelia</text:span></text:p>
            <text:p text:style-name="P12"><text:span text:style-name="T1"/></text:p>
            <text:p text:style-name="P12"><text:span text:style-name="T1"/></text:p>
            <text:p><text:span text:style-name="T1"/></text:p>
          </draw:text-box>
        </draw:frame>
        <draw:custom-shape draw:style-name="gr2" draw:text-style-name="P2" draw:layer="layout" svg:width="6.032cm" svg:height="15.875cm" svg:x="8.625cm" svg:y="4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8cm" svg:height="0.635cm" svg:x="9.576cm" svg:y="4.493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127cm" svg:height="1.187cm" svg:x="9.577cm" svg:y="4.493cm">
          <draw:text-box>
            <text:p/>
          </draw:text-box>
        </draw:frame>
        <draw:custom-shape draw:style-name="gr14" draw:text-style-name="P9" draw:layer="layout" svg:width="10.157cm" svg:height="15.875cm" svg:x="8.623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28cm" svg:height="0.635cm" svg:x="11.48cm" svg:y="4.492cm">
          <text:p text:style-name="P5">Mainframe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6.35cm" svg:height="10.679cm" svg:x="8.937cm" svg:y="5.446cm">
          <draw:text-box>
            <text:p><text:span text:style-name="T1">Minecraft server </text:span></text:p>
            <text:p><text:span text:style-name="T1">Django</text:span></text:p>
            <text:p><text:span text:style-name="T1">django_me</text:span></text:p>
            <text:p><text:span text:style-name="T1">Mainframe-node-exporter</text:span></text:p>
            <text:p><text:span text:style-name="T1">Prometheus</text:span></text:p>
            <text:p><text:span text:style-name="T1">Grafana</text:span></text:p>
            <text:p><text:span text:style-name="T1">Loki</text:span></text:p>
            <text:p><text:span text:style-name="T1">Promtail</text:span></text:p>
            <text:p><text:span text:style-name="T1">Portainer</text:span></text:p>
            <text:p><text:span text:style-name="T1">Deebwebdiver</text:span></text:p>
            <text:p><text:span text:style-name="T1">guacd</text:span></text:p>
            <text:p text:style-name="P12"><text:span text:style-name="T1">guacamole</text:span></text:p>
            <text:p text:style-name="P12"><text:span text:style-name="T1">Pyload</text:span></text:p>
            <text:p text:style-name="P12"><text:span text:style-name="T1">Plex</text:span></text:p>
            <text:p text:style-name="P12"><text:span text:style-name="T1">postgres_adminer</text:span></text:p>
            <text:p text:style-name="P12"><text:span text:style-name="T1">Postgres</text:span></text:p>
            <text:p text:style-name="P12"><text:span text:style-name="T1">Nextcloud</text:span></text:p>
            <text:p text:style-name="P12"><text:span text:style-name="T1">Hostedhoard</text:span></text:p>
            <text:p text:style-name="P13"><text:span text:style-name="T1">Gitea</text:span></text:p>
            <text:p text:style-name="P13"><text:span text:style-name="T1">Mysql</text:span></text:p>
            <text:p text:style-name="P13"><text:span text:style-name="T1">Transmission</text:span></text:p>
            <text:p text:style-name="P13"><text:span text:style-name="T1">Wireguard</text:span></text:p>
          </draw:text-box>
        </draw:frame>
        <draw:custom-shape draw:style-name="gr16" draw:text-style-name="P14" draw:layer="layout" svg:width="5.398cm" svg:height="15.875cm" svg:x="1.634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127cm" svg:height="0.635cm" svg:x="2.27cm" svg:y="4.493cm">
          <text:p text:style-name="P5">Cluster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6.35cm" svg:height="8.573cm" svg:x="1.635cm" svg:y="5.444cm">
          <draw:text-box>
            <text:p text:style-name="P12"><text:span text:style-name="T1">Blog</text:span></text:p>
            <text:p text:style-name="P12"><text:span text:style-name="T1">Wiki</text:span></text:p>
            <text:p text:style-name="P12"><text:span text:style-name="T1">Huginn</text:span></text:p>
            <text:p text:style-name="P12"><text:span text:style-name="T1">Searx</text:span></text:p>
            <text:p text:style-name="P12"><text:span text:style-name="T1">Nitter</text:span></text:p>
            <text:p text:style-name="P12"><text:span text:style-name="T1">Libreddit</text:span></text:p>
            <text:p text:style-name="P12"><text:span text:style-name="T1">Guacamole</text:span></text:p>
            <text:p text:style-name="P12"><text:span text:style-name="T1">Sonarr</text:span></text:p>
            <text:p text:style-name="P13"><text:span text:style-name="T1">Ombi</text:span></text:p>
            <text:p text:style-name="P13"><text:span text:style-name="T1">Couchpotato</text:span></text:p>
            <text:p text:style-name="P13"><text:span text:style-name="T1">Openvas</text:span></text:p>
            <text:p text:style-name="P13"><text:span text:style-name="T1">Flame</text:span></text:p>
            <text:p text:style-name="P13"><text:span text:style-name="T1">Calibre-web</text:span></text:p>
            <text:p text:style-name="P13"><text:span text:style-name="T1">Invidiou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2T15:36:47.483000000</meta:creation-date>
    <dc:date>2022-02-22T19:25:34.396000000</dc:date>
    <meta:editing-duration>PT1H36M45S</meta:editing-duration>
    <meta:editing-cycles>8</meta:editing-cycles>
    <meta:generator>LibreOffice/7.0.1.2$Windows_X86_64 LibreOffice_project/7cbcfc562f6eb6708b5ff7d7397325de9e764452</meta:generator>
    <meta:document-statistic meta:object-count="31"/>
  </office:meta>
</office:document-meta>
</file>